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Veroniko,</text:p>
      <text:p text:style-name="Normal">v tomto svátku lásky, kdy srdce hrají nejkrásnější symfonie, bych ti chtěl připomenout, že kameny naší duše jsou pevně spjaty. Jak borovice stojí hrdě uprostřed lesa, tak stojíš i ty v mém životě – silná a neohrožená. Tvůj boj za zachování krásy přírody, pod ochranou Archanděla Ariela, je pro mě inspirací. Tvá odvaha a síla jsou jako světlo majáku v temné noci. Přeji ti, aby tvé srdce bylo vždy plné lásky a radosti, a aby tě tvůj andělský strážce Ariel vedl krok za krokem na cestě životem. Ať je každý tvůj den osvětlen jiskrou naděje a nekonečnou krásou, kterou vnášíš do světa kolem tebe. </text:p>
      <text:p text:style-name="Normal">S láskou a obdivem ke všemu, co jsi a co děláš, ti přeji krásný Valentýn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